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5.6cm" style:rel-column-width="22241*"/>
    </style:style>
    <style:style style:name="Таблица1.B" style:family="table-column">
      <style:table-column-properties style:column-width="4.895cm" style:rel-column-width="19439*"/>
    </style:style>
    <style:style style:name="Таблица1.C" style:family="table-column">
      <style:table-column-properties style:column-width="6.006cm" style:rel-column-width="23855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501cm" fo:break-before="auto" fo:break-after="auto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style:min-row-height="1.057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5" style:family="table-row">
      <style:table-row-properties style:min-row-height="1.072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Calibri1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asian="Calibri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name-asian="Calibri1" style:font-size-asian="14pt" style:font-name-complex="Times New Roman1"/>
    </style:style>
    <style:style style:name="P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officeooo:rsid="0005950b" officeooo:paragraph-rsid="0005950b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officeooo:rsid="00082ca5" officeooo:paragraph-rsid="00082ca5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officeooo:rsid="000ffb36" officeooo:paragraph-rsid="000ffb36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1" style:family="paragraph" style:parent-style-name="Standard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12" style:family="paragraph" style:parent-style-name="Standard">
      <style:text-properties style:font-name="Times New Roman" fo:font-size="12pt" fo:font-style="italic" style:text-underline-style="none" fo:font-weight="normal" officeooo:rsid="0000d3b7" officeooo:paragraph-rsid="0000d3b7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13" style:family="paragraph" style:parent-style-name="Standard">
      <style:text-properties style:font-name="Times New Roman" fo:font-size="12pt" fo:font-style="italic" style:text-underline-style="none" fo:font-weight="normal" officeooo:rsid="0000d3b7" officeooo:paragraph-rsid="0002acfc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officeooo:rsid="0000d3b7" officeooo:paragraph-rsid="0000d3b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5" style:family="paragraph" style:parent-style-name="Standard">
      <style:text-properties style:font-name="Times New Roman" fo:font-size="12pt" fo:font-style="normal" style:text-underline-style="none" fo:font-weight="normal" officeooo:rsid="0002acfc" officeooo:paragraph-rsid="0002acf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>
      <style:text-properties style:font-name="Times New Roman" fo:font-size="12pt" fo:font-style="normal" style:text-underline-style="none" fo:font-weight="normal" officeooo:rsid="000137b1" officeooo:paragraph-rsid="000137b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0d3b7" officeooo:paragraph-rsid="0000d3b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ize="12pt" officeooo:paragraph-rsid="000dfbeb" style:font-size-asian="12pt" style:font-size-complex="12pt"/>
    </style:style>
    <style:style style:name="P19" style:family="paragraph" style:parent-style-name="Standard">
      <style:text-properties officeooo:paragraph-rsid="00136500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Arial" style:font-size-asian="12pt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089" officeooo:paragraph-rsid="000c2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bb4" officeooo:paragraph-rsid="000f3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0a21e3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4e7" officeooo:paragraph-rsid="00078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c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95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37b1" officeooo:paragraph-rsid="0002ac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37b1" officeooo:paragraph-rsid="00082c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cfc" officeooo:paragraph-rsid="0002ac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cfc" officeooo:paragraph-rsid="00082c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50b" officeooo:paragraph-rsid="000595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ec1" officeooo:paragraph-rsid="00059e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4e7" officeooo:paragraph-rsid="00069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278" officeooo:paragraph-rsid="00078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1e3" officeooo:paragraph-rsid="000a2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089" officeooo:paragraph-rsid="000c2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bb4" officeooo:paragraph-rsid="000f3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Times New Roman" fo:font-size="12pt" style:font-name-asian="Calibri1" style:font-size-asian="12pt" style:font-name-complex="Times New Roman1" style:font-size-complex="12pt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style:font-name-asian="Calibri1" style:font-size-asian="16pt" style:font-name-complex="Times New Roman1" style:font-size-complex="16pt"/>
    </style:style>
    <style:style style:name="P41" style:family="paragraph" style:parent-style-name="Standard" style:list-style-name="L1">
      <style:text-properties officeooo:paragraph-rsid="00136500"/>
    </style:style>
    <style:style style:name="P42" style:family="paragraph" style:parent-style-name="Standard" style:list-style-name="L1">
      <style:text-properties officeooo:rsid="00136500" officeooo:paragraph-rsid="00136500"/>
    </style:style>
    <style:style style:name="P43" style:family="paragraph" style:parent-style-name="Standard" style:list-style-name="L1">
      <style:text-properties style:font-name="Times New Roman" fo:font-size="12pt" fo:font-style="normal" officeooo:rsid="00136500" officeooo:paragraph-rsid="00136500" style:font-size-asian="12pt" style:font-style-asian="normal" style:font-name-complex="Times New Roman1" style:font-size-complex="12pt" style:font-style-complex="normal"/>
    </style:style>
    <style:style style:name="P4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Standard">
      <style:text-properties style:font-name="Times New Roman" fo:font-size="12pt" officeooo:rsid="0005950b" officeooo:paragraph-rsid="0005950b" style:font-size-asian="12pt" style:font-name-complex="Times New Roman1" style:font-size-complex="12pt"/>
    </style:style>
    <style:style style:name="P46" style:family="paragraph" style:parent-style-name="Standard">
      <style:text-properties style:font-name="Times New Roman" fo:font-size="12pt" officeooo:rsid="0005950b" officeooo:paragraph-rsid="000137b1" style:font-size-asian="12pt" style:font-name-complex="Times New Roman1" style:font-size-complex="12pt"/>
    </style:style>
    <style:style style:name="P47" style:family="paragraph" style:parent-style-name="Standard">
      <style:text-properties style:font-name="Times New Roman" fo:font-size="12pt" officeooo:paragraph-rsid="00182750" style:font-size-asian="12pt" style:font-name-complex="Times New Roman1" style:font-size-complex="12pt"/>
    </style:style>
    <style:style style:name="P48" style:family="paragraph" style:parent-style-name="Standard">
      <style:text-properties style:font-name="Times New Roman" fo:font-size="12pt" fo:font-style="italic" style:text-underline-style="none" fo:font-weight="normal" officeooo:paragraph-rsid="00153139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39" officeooo:paragraph-rsid="001531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39" officeooo:paragraph-rsid="001531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 fo:font-size="14pt" fo:font-weight="bold" style:font-name-asian="Calibri1" style:font-size-asian="14pt" style:font-weight-asian="bold" style:font-name-complex="Times New Roman1"/>
    </style:style>
    <style:style style:name="T2" style:family="text">
      <style:text-properties style:font-name="Times New Roman" fo:font-size="14pt" fo:font-weight="bold" style:font-name-asian="Segoe UI Symbol" style:font-size-asian="14pt" style:font-weight-asian="bold" style:font-name-complex="Times New Roman1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2acfc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36500" style:font-size-asian="12pt" style:font-name-complex="Times New Roman1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8" style:family="text">
      <style:text-properties style:font-name="Times New Roman" fo:font-size="12pt" fo:font-style="italic" officeooo:rsid="00136500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font-style="normal" fo:font-weight="normal" officeooo:rsid="0013650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fo:language="ru" fo:country="RU" style:font-name-complex="Times New Roman1"/>
    </style:style>
    <style:style style:name="T15" style:family="text">
      <style:text-properties style:font-name="Times New Roman" fo:language="ru" fo:country="RU" officeooo:rsid="000dfbeb" style:font-name-complex="Times New Roman1"/>
    </style:style>
    <style:style style:name="T16" style:family="text">
      <style:text-properties style:font-name="Times New Roman" fo:language="ru" fo:country="RU" officeooo:rsid="001577a0" style:font-name-complex="Times New Roman1"/>
    </style:style>
    <style:style style:name="T17" style:family="text">
      <style:text-properties officeooo:rsid="0002acf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78278"/>
    </style:style>
    <style:style style:name="T20" style:family="text">
      <style:text-properties officeooo:rsid="000a21e3"/>
    </style:style>
    <style:style style:name="T21" style:family="text">
      <style:text-properties officeooo:rsid="0011a7a1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bold" officeooo:rsid="0000d3b7" style:font-style-asian="italic" style:font-weight-asian="bold" style:font-style-complex="italic" style:font-weight-complex="bold"/>
    </style:style>
    <style:style style:name="T24" style:family="text">
      <style:text-properties officeooo:rsid="00153139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officeooo:rsid="0000d3b7"/>
    </style:style>
    <style:style style:name="T27" style:family="text">
      <style:text-properties officeooo:rsid="001577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ГТУ им. Н. Э. Баумана</text:p>
      <text:p text:style-name="P3"/>
      <text:p text:style-name="P3"/>
      <text:p text:style-name="P3"/>
      <text:p text:style-name="P3"/>
      <text:p text:style-name="P3"/>
      <text:p text:style-name="P2"/>
      <text:p text:style-name="P4"/>
      <text:p text:style-name="P4">Дисциплина типы и структуры данных</text:p>
      <text:p text:style-name="P1"><text:span text:style-name="T1">Лабораторный практикум </text:span><text:span text:style-name="T2">№</text:span><text:span text:style-name="T1">1</text:span></text:p>
      <text:p text:style-name="P4">по теме: «Длинная арифметика. Тип данных - массив»</text:p>
      <text:p text:style-name="P4">Вариант №2</text:p>
      <text:p text:style-name="P4"/>
      <text:p text:style-name="P4"/>
      <text:p text:style-name="P4"/>
      <text:p text:style-name="P4"/>
      <text:p text:style-name="P5"/>
      <text:p text:style-name="P5">Работу выполнил:</text:p>
      <text:p text:style-name="P5">студент группы ИУ7-35</text:p>
      <text:p text:style-name="P5">Платонова Ольга</text:p>
      <text:p text:style-name="P5"/>
      <text:p text:style-name="P5">Работу проверил:</text:p>
      <text:p text:style-name="P5"/>
      <text:p text:style-name="P5"/>
      <text:p text:style-name="P5"/>
      <text:p text:style-name="P20"/>
      <text:p text:style-name="P3"/>
      <text:p text:style-name="P3"/>
      <text:p text:style-name="P3"/>
      <text:p text:style-name="P39">Москва, 2019 г.</text:p>
      <text:p text:style-name="Standard"><text:soft-page-break/><text:span text:style-name="T3">Цель работы</text:span><text:span text:style-name="T13">: </text:span><text:span text:style-name="T4">реализовать арифметические операции над числами, выходящими за разрядную сетку персонального компьютера, выбрать необходимые типы данных для хранения и обработки указанных чисел.</text:span></text:p>
      <text:p text:style-name="P6"/>
      <text:p text:style-name="P10">Условие задачи </text:p>
      <text:p text:style-name="P6">Необходимо реализовать вычисление с очень высокой точностью (не ниже 20–30 знаков после десятичной точки) и обработку чисел с большим порядком, выходящим за разрядную сетку ПК. Программист должен учитывать, что при выходе за заданный диапазон величины порядка могут возникнуть проблемы, связанные с переполнением порядка (при положительном порядке) или получением машинного нуля (при отрицательном порядке). Поэтому задача выбора необходимых структур для хранения и обработки данных и реализации необходимых операций над ними также возлагается на программиста.</text:p>
      <text:p text:style-name="P6"/>
      <text:p text:style-name="P10">Техническое задание</text:p>
      <text:p text:style-name="Standard"><text:span text:style-name="T4">Требуется составить программу умножения двух чисел, одно из которых представлено в форме действительного числа вида ±</text:span><text:span text:style-name="T9">m</text:span><text:span text:style-name="T4">.</text:span><text:span text:style-name="T9">n</text:span><text:span text:style-name="T4"> Е ±K1, где суммарная длина мантиссы (m + n) - до 30 значащих цифр, а величина порядка K - до 5 цифр, а другое является целым числом длиной до 30 десятичных цифр.</text:span></text:p>
      <text:p text:style-name="P6">Программа должна осуществлять ввод чисел в указанном диапазоне значений и выдавать результат в нормализованной форме ±0.m1 Е ±K1, где число m1 определено до 30 значащих цифр, число K1 – до 5 цифр. При невозможности произвести вычисления должно выдаваться соответствующее сообщение.</text:p>
      <text:p text:style-name="P6">Программист должен рассмотреть возможный формат ввода данных, ошибки, связанные с выходом за границы, установленные в условии задачи, и выдать на экран соответствующее сообщение об ошибки. </text:p>
      <text:p text:style-name="P9">Также необходимо рассмотреть аварийную ситуацию, включающую в себя: переполнение порядка, всевозможный ввод(буквенный, пустой, излишние символы, превышение порядка, превышение 30 символов мантиссы, <text:span text:style-name="T21">некорректное задание целого числа</text:span>).</text:p>
      <text:p text:style-name="P6">Интерфейс программы должен быть простым и понятным, содержать комментарии о формате ввода, и пояснения при выводе результата.</text:p>
      <text:p text:style-name="P6"/>
      <text:p text:style-name="P10">Структура данных</text:p>
      <text:p text:style-name="P6">Поскольку, описанный формат не имеет стандартного представления в машине, то программист сам должен выбрать типы данных, используя которые, возможно осуществить необходимые действия (ввод, вывод, обработку) с данными числами. </text:p>
      <text:p text:style-name="P19"><text:span text:style-name="T4">Поэтому для </text:span><text:span text:style-name="T6">решения задачи имеем:</text:span><text:span text:style-name="T4"> </text:span></text:p>
      <text:list xml:id="list2541741022" text:style-name="L1">
        <text:list-item>
          <text:p text:style-name="P41"><text:span text:style-name="T4">строк</text:span><text:span text:style-name="T6">а</text:span><text:span text:style-name="T4"> </text:span><text:span text:style-name="T8">(char elem1[42]) — </text:span><text:span text:style-name="T11">вещественное число</text:span></text:p>
        </text:list-item>
        <text:list-item>
          <text:p text:style-name="P42"><text:span text:style-name="T12">строка</text:span><text:span text:style-name="T7"> (char elem2[32]) — </text:span><text:span text:style-name="T12">целое число</text:span></text:p>
        </text:list-item>
        <text:list-item>
          <text:p text:style-name="P43"><text:soft-page-break/>массив (int mantissa[32]) — хранит мантиссу в целочисленных значениях</text:p>
        </text:list-item>
        <text:list-item>
          <text:p text:style-name="P43">массив (int digit_elem2[32]) - хранит второе число в целочисленных значениях</text:p>
        </text:list-item>
        <text:list-item>
          <text:p text:style-name="P43">массив (int res[61]) — хранит результат перемножения двух чисел</text:p>
        </text:list-item>
        <text:list-item>
          <text:p text:style-name="P43">переменная (int degree1) — хранит значение степени первого числа</text:p>
        </text:list-item>
      </text:list>
      <text:p text:style-name="P6">Так же как нет стандартных типов для хранения таких больших чисел, так нет и стандартных арифметических операций для их обработки, поэтому для перемножения воспользуемся алгоритмом «умножение в столбик». </text:p>
      <text:p text:style-name="P6"/>
      <text:p text:style-name="P10">Описание алгоритма</text:p>
      <text:p text:style-name="P6">Считать с клавиатуры первое число в строку</text:p>
      <text:p text:style-name="Standard"><text:span text:style-name="T4">если (количество символов </text:span><text:span text:style-name="T9">&gt; </text:span><text:span text:style-name="T4">42)</text:span></text:p>
      <text:p text:style-name="P6"><text:tab/>выдать на экран сообщение об ошибке</text:p>
      <text:p text:style-name="P6">считать первый символ строки</text:p>
      <text:p text:style-name="P6">если первый символ = +</text:p>
      <text:p text:style-name="P6"><text:tab/>то знак первого числа = 1</text:p>
      <text:p text:style-name="P6"><text:tab/>индекс знака = 1</text:p>
      <text:p text:style-name="P6">если первый символ = -</text:p>
      <text:p text:style-name="P6"><text:tab/>то знак первого числа = -1</text:p>
      <text:p text:style-name="P6"><text:tab/>индекс знака = 1</text:p>
      <text:p text:style-name="P6"/>
      <text:p text:style-name="Standard"><text:span text:style-name="T7">поиск количества знаков мантиссы до точки(</text:span><text:span text:style-name="T10">m</text:span><text:span text:style-name="T7">)</text:span></text:p>
      <text:p text:style-name="P6">пока (символ строки !=. и != Е и != ‘ ‘)</text:p>
      <text:p text:style-name="Standard"><text:span text:style-name="T4"><text:tab/>счетчик </text:span><text:span text:style-name="T9">m</text:span><text:span text:style-name="T4"> увеличить на 1</text:span></text:p>
      <text:p text:style-name="P6"/>
      <text:p text:style-name="Standard"><text:span text:style-name="T7">поиск количества знаков мантиссы после точки(</text:span><text:span text:style-name="T10">n</text:span><text:span text:style-name="T7">)</text:span></text:p>
      <text:p text:style-name="P6">пока (символ строки != Е и != + и != -)</text:p>
      <text:p text:style-name="Standard"><text:span text:style-name="T4"><text:tab/>счетчик </text:span><text:span text:style-name="T9">n</text:span><text:span text:style-name="T4"> увеличить на 1</text:span></text:p>
      <text:p text:style-name="P6"/>
      <text:p text:style-name="Standard"><text:span text:style-name="T4">если (</text:span><text:span text:style-name="T9">m + n &gt; 30)</text:span></text:p>
      <text:p text:style-name="Standard"><text:span text:style-name="T9"><text:tab/></text:span><text:span text:style-name="T4">выдать на экран сообщение об ошибке</text:span></text:p>
      <text:p text:style-name="P6"/>
      <text:p text:style-name="P11">поиск количества знаков степени</text:p>
      <text:p text:style-name="P6"><text:soft-page-break/>пока (символ строки != окончанию строки)</text:p>
      <text:p text:style-name="P6"><text:tab/>если (символ строки = + или = - или = Е или = ‘ ‘</text:p>
      <text:p text:style-name="Standard"><text:span text:style-name="T4"><text:tab/><text:tab/>счетчик </text:span><text:span text:style-name="T9">k </text:span><text:span text:style-name="T4">уменьшить на 1</text:span></text:p>
      <text:p text:style-name="Standard"><text:span text:style-name="T4"><text:tab/>счетчик </text:span><text:span text:style-name="T9">k </text:span><text:span text:style-name="T4">увеличить на 1</text:span></text:p>
      <text:p text:style-name="Standard"><text:span text:style-name="T4">счетчик </text:span><text:span text:style-name="T9">k </text:span><text:span text:style-name="T4">уменьшить на 1</text:span></text:p>
      <text:p text:style-name="P6"/>
      <text:p text:style-name="P6">считать с клавиатуры второе число в строку</text:p>
      <text:p text:style-name="P6">если (количество символов &gt; 42)</text:p>
      <text:p text:style-name="P6"><text:tab/>выдать на экран сообщение об ошибке</text:p>
      <text:p text:style-name="P6">считать первый символ строки</text:p>
      <text:p text:style-name="P6">если первый символ = +</text:p>
      <text:p text:style-name="P6"><text:tab/>то знак второго числа = 1</text:p>
      <text:p text:style-name="P6"><text:tab/>индекс знака = 1</text:p>
      <text:p text:style-name="P6">если первый символ = -</text:p>
      <text:p text:style-name="P6"><text:tab/>то знак второго числа = -1</text:p>
      <text:p text:style-name="P6"><text:tab/>индекс знака = 1</text:p>
      <text:p text:style-name="P6"/>
      <text:p text:style-name="P11">перевод второго числа из строки в массив чисел</text:p>
      <text:p text:style-name="P6">проход числа с индекса знака до длины строки второго числе</text:p>
      <text:p text:style-name="P6"><text:tab/>если (текущий элемент &lt;=’9’ и &gt;=’0’)</text:p>
      <text:p text:style-name="P6"><text:tab/><text:tab/>то отнять от текущего элемента ‘0’</text:p>
      <text:p text:style-name="P6"/>
      <text:p text:style-name="P11">перемножение двух чисел</text:p>
      <text:p text:style-name="Standard"><text:span text:style-name="T4">проход всех символов массива первого числа(</text:span><text:span text:style-name="T9">i</text:span><text:span text:style-name="T4">)</text:span></text:p>
      <text:p text:style-name="Standard"><text:span text:style-name="T4"><text:tab/>проход всех символов массива второго числа(</text:span><text:span text:style-name="T9">j</text:span><text:span text:style-name="T4">)</text:span></text:p>
      <text:p text:style-name="Standard"><text:span text:style-name="T4"><text:tab/><text:tab/>результат[60 – </text:span><text:span text:style-name="T9">i</text:span><text:span text:style-name="T4"> - </text:span><text:span text:style-name="T9">j</text:span><text:span text:style-name="T4">] += первое число[30-</text:span><text:span text:style-name="T9">j</text:span><text:span text:style-name="T4">] * второе число[30 – </text:span><text:span text:style-name="T9">i</text:span><text:span text:style-name="T4">]</text:span></text:p>
      <text:p text:style-name="P6">//В каждом разряде могут быть двузначные числа</text:p>
      <text:p text:style-name="P6">проход массива результата с конца</text:p>
      <text:p text:style-name="Standard"><text:span text:style-name="T4"><text:tab/>если (элемент </text:span><text:span text:style-name="T9">&gt; </text:span><text:span text:style-name="T4">9)</text:span></text:p>
      <text:p text:style-name="P6"><text:tab/><text:tab/>к следующему элементу прибавить десяток текущего</text:p>
      <text:p text:style-name="P47"><text:tab/><text:tab/>текущий элемент равен остатку от деления на 10</text:p>
      <text:p text:style-name="P47">вывести результирующий массив на экран</text:p>
      <text:p text:style-name="P6"><text:soft-page-break/><text:span text:style-name="T23">Функции</text:span></text:p>
      <text:p text:style-name="P14">Функции ввода. Считывают числа, введенные с клавиатуры в строку.</text:p>
      <text:p text:style-name="P12">void number_input(char *elem, int size);</text:p>
      <text:p text:style-name="P14"/>
      <text:p text:style-name="P17"><text:span text:style-name="T4">Функции обработки строки, проверка на корректность ввода. Вывод</text:span><text:span text:style-name="T5">я</text:span><text:span text:style-name="T4">т сообщение на экран в случае ошибочного ввода.</text:span></text:p>
      <text:p text:style-name="P15">Проверка пустого ввода.</text:p>
      <text:p text:style-name="P13">void empty_input_err(char *elem);</text:p>
      <text:p text:style-name="P15">Обработка нулевого ввода.</text:p>
      <text:p text:style-name="P13">void zero_input_err(char *elem);</text:p>
      <text:p text:style-name="P15">Обработка ошибок ввода.</text:p>
      <text:p text:style-name="P13">void input_err1(char *elem);<text:tab/></text:p>
      <text:p text:style-name="P13">void input_err2(char *elem);</text:p>
      <text:p text:style-name="P14"/>
      <text:p text:style-name="P14">Функции обработки первого числа. Возвращают количество элементов.</text:p>
      <text:p text:style-name="P14">Поиск целой части мантиссы. </text:p>
      <text:p text:style-name="P12">int search_m(int sign_fl, char *elem);</text:p>
      <text:p text:style-name="P14">Поиск десятичной части мантиссы.</text:p>
      <text:p text:style-name="P12">int search_n(int m, int sign_fl, char *elem);</text:p>
      <text:p text:style-name="P14">Поиск степени.</text:p>
      <text:p text:style-name="P12">int search_k(int m, int n, int sign_fl, char *elem);</text:p>
      <text:p text:style-name="P14"/>
      <text:p text:style-name="P14">Поиск значения степени. Возвращает целое число.</text:p>
      <text:p text:style-name="P12">int search_dgr(int sign_fl, int m, int n, char *elem);</text:p>
      <text:p text:style-name="P14">Функция переводит символы строки в массив типа int. Обрабатывает мантиссу первого числа.</text:p>
      <text:p text:style-name="P12">void search_mantissa(int *mantissa, int sign_fl, int m, int n, char *elem);</text:p>
      <text:p text:style-name="P14"/>
      <text:p text:style-name="P14">Функция перемножения. Обрабатывает два массива типа int, результат записывает также в массив типа int.</text:p>
      <text:p text:style-name="P12">void long_multiplication(int *arg1, int *arg2, int *result);</text:p>
      <text:p text:style-name="P14">Функция вывода результата на экран в формате +-0.m1 E +-k1.</text:p>
      <text:p text:style-name="P48"><text:span text:style-name="T26">void result_output(int *res, int sign1, int sign2, int degree, int n);</text:span></text:p>
      <text:p text:style-name="P48"><text:soft-page-break/><text:span text:style-name="T25">Тесты</text:span></text:p>
      <text:p text:style-name="P16">Проверка на корректность ввода чисел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ервое число</text:p>
            <text:p text:style-name="P28">(<text:span text:style-name="T17">вещественное</text:span>)</text:p>
          </table:table-cell>
          <table:table-cell table:style-name="Таблица1.A1" office:value-type="string">
            <text:p text:style-name="P30">Второе число</text:p>
            <text:p text:style-name="P30">(целое)</text:p>
          </table:table-cell>
          <table:table-cell table:style-name="Таблица1.C1" office:value-type="string">
            <text:p text:style-name="P30">Результат</text:p>
          </table:table-cell>
        </table:table-row>
        <table:table-row>
          <table:table-cell table:style-name="Таблица1.A2" office:value-type="string">
            <text:p text:style-name="P30">« »</text:p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25">Your input is incorrect. Number input can`t be empty.</text:p>
          </table:table-cell>
        </table:table-row>
        <table:table-row>
          <table:table-cell table:style-name="Таблица1.A2" office:value-type="string">
            <text:p text:style-name="P30">+1.0</text:p>
          </table:table-cell>
          <table:table-cell table:style-name="Таблица1.A2" office:value-type="string">
            <text:p text:style-name="P25">« »</text:p>
          </table:table-cell>
          <table:table-cell table:style-name="Таблица1.C2" office:value-type="string">
            <text:p text:style-name="P26">Your input is incorrect. Number input can`t be empty.</text:p>
          </table:table-cell>
        </table:table-row>
        <table:table-row>
          <table:table-cell table:style-name="Таблица1.A2" office:value-type="string">
            <text:p text:style-name="P30">de</text:p>
          </table:table-cell>
          <table:table-cell table:style-name="Таблица1.A2" office:value-type="string">
            <text:p text:style-name="P30">+-2</text:p>
          </table:table-cell>
          <table:table-cell table:style-name="Таблица1.C2" office:value-type="string">
            <text:p text:style-name="P26">Your input is incorrect. </text:p>
          </table:table-cell>
        </table:table-row>
        <table:table-row>
          <table:table-cell table:style-name="Таблица1.A2" office:value-type="string">
            <text:p text:style-name="P30">2.3.4</text:p>
          </table:table-cell>
          <table:table-cell table:style-name="Таблица1.A2" office:value-type="string">
            <text:p text:style-name="P30">2 E 1.2</text:p>
          </table:table-cell>
          <table:table-cell table:style-name="Таблица1.C2" office:value-type="string">
            <text:p text:style-name="P27">Your input is incorrect.</text:p>
          </table:table-cell>
        </table:table-row>
        <table:table-row>
          <table:table-cell table:style-name="Таблица1.A2" office:value-type="string">
            <text:p text:style-name="P32">123.456789101234567890987655345678654324567</text:p>
          </table:table-cell>
          <table:table-cell table:style-name="Таблица1.A2" office:value-type="string">
            <text:p text:style-name="P32">2.5</text:p>
          </table:table-cell>
          <table:table-cell table:style-name="Таблица1.C2" office:value-type="string">
            <text:p text:style-name="P27">Your input is incorrect.</text:p>
          </table:table-cell>
        </table:table-row>
      </table:table>
      <text:p text:style-name="P46"/>
      <text:p text:style-name="P7">Проверка на корректность умножения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8">Первое число</text:p>
            <text:p text:style-name="P28">(<text:span text:style-name="T17">вещественное</text:span>)</text:p>
          </table:table-cell>
          <table:table-cell table:style-name="Таблица2.A1" office:value-type="string">
            <text:p text:style-name="P30">Второе число</text:p>
            <text:p text:style-name="P30">(целое)</text:p>
          </table:table-cell>
          <table:table-cell table:style-name="Таблица2.C1" office:value-type="string">
            <text:p text:style-name="P30">Результат</text:p>
          </table:table-cell>
        </table:table-row>
        <table:table-row>
          <table:table-cell table:style-name="Таблица2.A2" office:value-type="string">
            <text:p text:style-name="P33">.00025</text:p>
          </table:table-cell>
          <table:table-cell table:style-name="Таблица2.A2" office:value-type="string">
            <text:p text:style-name="P33">20</text:p>
          </table:table-cell>
          <table:table-cell table:style-name="Таблица2.C2" office:value-type="string">
            <text:p text:style-name="P33">+0.500 E -2</text:p>
          </table:table-cell>
        </table:table-row>
        <table:table-row>
          <table:table-cell table:style-name="Таблица2.A2" office:value-type="string">
            <text:p text:style-name="P34">+123001.</text:p>
          </table:table-cell>
          <table:table-cell table:style-name="Таблица2.A2" office:value-type="string">
            <text:p text:style-name="P34">2</text:p>
          </table:table-cell>
          <table:table-cell table:style-name="Таблица2.C2" office:value-type="string">
            <text:p text:style-name="P34">+0.246002 E +6</text:p>
          </table:table-cell>
        </table:table-row>
        <table:table-row table:style-name="Таблица2.4">
          <table:table-cell table:style-name="Таблица2.A2" office:value-type="string">
            <text:p text:style-name="P24">–123<text:span text:style-name="T18">.</text:span>456</text:p>
          </table:table-cell>
          <table:table-cell table:style-name="Таблица2.A2" office:value-type="string">
            <text:p text:style-name="P35">10</text:p>
          </table:table-cell>
          <table:table-cell table:style-name="Таблица2.C2" office:value-type="string">
            <text:p text:style-name="P34">-<text:span text:style-name="T19">0.1234560 E +4</text:span></text:p>
          </table:table-cell>
        </table:table-row>
      </table:table>
      <text:p text:style-name="P7"/>
      <text:p text:style-name="P8">Проверка на граничных значениях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9">Первое число</text:p>
            <text:p text:style-name="P29">(<text:span text:style-name="T17">вещественное</text:span>)</text:p>
          </table:table-cell>
          <table:table-cell table:style-name="Таблица3.A1" office:value-type="string">
            <text:p text:style-name="P31">Второе число</text:p>
            <text:p text:style-name="P31">(целое)</text:p>
          </table:table-cell>
          <table:table-cell table:style-name="Таблица3.C1" office:value-type="string">
            <text:p text:style-name="P31">Результат</text:p>
          </table:table-cell>
        </table:table-row>
        <table:table-row>
          <table:table-cell table:style-name="Таблица3.A2" office:value-type="string">
            <text:p text:style-name="P23">.99999..(30)</text:p>
          </table:table-cell>
          <table:table-cell table:style-name="Таблица3.A2" office:value-type="string">
            <text:p text:style-name="P36">999</text:p>
          </table:table-cell>
          <table:table-cell table:style-name="Таблица3.C2" office:value-type="string">
            <text:p text:style-name="P25">+0.99<text:span text:style-name="T24">89999</text:span>999<text:span text:style-name="T24">99999999</text:span> E +<text:span text:style-name="T24">3</text:span></text:p>
          </table:table-cell>
        </table:table-row>
        <table:table-row>
          <table:table-cell table:style-name="Таблица3.A2" office:value-type="string">
            <text:p text:style-name="P21">0.9(29) Е -9999</text:p>
          </table:table-cell>
          <table:table-cell table:style-name="Таблица3.A2" office:value-type="string">
            <text:p text:style-name="P37">9</text:p>
          </table:table-cell>
          <table:table-cell table:style-name="Таблица3.C2" office:value-type="string">
            <text:p text:style-name="P37"><text:span text:style-name="T24">+</text:span>0.<text:span text:style-name="T24">8</text:span>9<text:span text:style-name="T24">9</text:span>(28) Е -9999<text:span text:style-name="T24">8</text:span></text:p>
          </table:table-cell>
        </table:table-row>
        <table:table-row>
          <table:table-cell table:style-name="Таблица3.A2" office:value-type="string">
            <text:p text:style-name="P22">999(30)</text:p>
          </table:table-cell>
          <table:table-cell table:style-name="Таблица3.A2" office:value-type="string">
            <text:p text:style-name="P38">2</text:p>
          </table:table-cell>
          <table:table-cell table:style-name="Таблица3.C2" office:value-type="string">
            <text:p text:style-name="P38"><text:span text:style-name="T24">+</text:span>0.20000(29) E +31</text:p>
          </table:table-cell>
        </table:table-row>
        <table:table-row table:style-name="Таблица3.5">
          <table:table-cell table:style-name="Таблица3.A2" office:value-type="string">
            <text:p text:style-name="P49">999999(30)</text:p>
          </table:table-cell>
          <table:table-cell table:style-name="Таблица3.A2" office:value-type="string">
            <text:p text:style-name="P50">5</text:p>
          </table:table-cell>
          <table:table-cell table:style-name="Таблица3.C2" office:value-type="string">
            <text:p text:style-name="P50">+0.5000(29) E +31</text:p>
          </table:table-cell>
        </table:table-row>
        <table:table-row table:style-name="Таблица3.5">
          <table:table-cell table:style-name="Таблица3.A2" office:value-type="string">
            <text:p text:style-name="P49">0.01 E -99999</text:p>
          </table:table-cell>
          <table:table-cell table:style-name="Таблица3.A2" office:value-type="string">
            <text:p text:style-name="P50">1</text:p>
          </table:table-cell>
          <table:table-cell table:style-name="Таблица3.C2" office:value-type="string">
            <text:p text:style-name="P50">Overflow</text:p>
          </table:table-cell>
        </table:table-row>
        <text:soft-page-break/>
        <table:table-row table:style-name="Таблица3.5">
          <table:table-cell table:style-name="Таблица3.A2" office:value-type="string">
            <text:p text:style-name="P49">1 Е 99999</text:p>
          </table:table-cell>
          <table:table-cell table:style-name="Таблица3.A2" office:value-type="string">
            <text:p text:style-name="P50">100</text:p>
          </table:table-cell>
          <table:table-cell table:style-name="Таблица3.C2" office:value-type="string">
            <text:p text:style-name="P50">Overflow</text:p>
          </table:table-cell>
        </table:table-row>
      </table:table>
      <text:p text:style-name="P6"><text:span text:style-name="T22"/></text:p>
      <text:p text:style-name="P6"><text:span text:style-name="T22">Вывод</text:span></text:p>
      <text:p text:style-name="P6">На испытанных тестах программа продемонстрировала корректную работу, что означает достижения поставленной задачи: перемножение двух чисел, разряд которых выходит за сетку ПК. При относительно малых затратах времени мы смогли добиться высокой точности перемножения, которая, возможно, потребуется нам в последующих вычислениях.</text:p>
      <text:p text:style-name="P6"/>
      <text:p text:style-name="P6">1. Каков возможный диапазон чисел, представляемых в ПК?</text:p>
      <text:p text:style-name="P18"><text:span text:style-name="T14">Диапазон значений чисел зависит от разрядности процессора, от типа </text:span><text:span text:style-name="T15">числа,</text:span><text:span text:style-name="T14"> знака. Под хранение <text:s/>целого положительного числа, для которого выделено 64 разряда, максимально возможное значение числа равно 2</text:span><text:span text:style-name="T15">^</text:span><text:span text:style-name="T14">64 – 1 </text:span><text:span text:style-name="T16">= 18446744073709551615</text:span><text:span text:style-name="T14">. </text:span></text:p>
      <text:p text:style-name="P6">2. Какова возможная точность представления чисел, чем она определяется?</text:p>
      <text:p text:style-name="P6">Точность представления чисел определяется длиной мантиссы, а максимальная длина мантиссы составляет 52 <text:span text:style-name="T27">двоичных </text:span>разряда.<text:bookmark text:name="_GoBack"/></text:p>
      <text:p text:style-name="P6">3. Какие стандартные операции возможны над числами?</text:p>
      <text:p text:style-name="P6">Сложение, вычитание, умножение, деление, <text:span text:style-name="T24">сравнение</text:span>.</text:p>
      <text:p text:style-name="P6">4. Какой тип данных может выбрать программист, если обрабатываемые числа превышают возможный диапазон представления чисел в ПК?</text:p>
      <text:p text:style-name="P6">Тип данных – массив.</text:p>
      <text:p text:style-name="P6">5. Как можно осуществить операции над числами, выходящими за рамки машинного представления?</text:p>
      <text:p text:style-name="P6">Поскольку нет стандартных арифметических операций для обработки таких чисел, следует разработать эти операции самостоятельно, беря за основу алгоритм «столбик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ьга Платонова</meta:initial-creator>
    <meta:editing-cycles>19</meta:editing-cycles>
    <meta:creation-date>2019-09-22T18:17:00</meta:creation-date>
    <dc:date>2019-10-01T17:08:56.393026043</dc:date>
    <meta:editing-duration>PT1H17M21S</meta:editing-duration>
    <meta:generator>LibreOffice/6.2.6.2$Linux_X86_64 LibreOffice_project/20$Build-2</meta:generator>
    <meta:document-statistic meta:table-count="3" meta:image-count="0" meta:object-count="0" meta:page-count="7" meta:paragraph-count="176" meta:word-count="1154" meta:character-count="7888" meta:non-whitespace-character-count="68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